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25in" fo:margin-right="0in" fo:line-height="150%" fo:text-indent="0in" style:auto-text-indent="false"/>
    </style:style>
    <style:style style:name="P3"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officeooo:paragraph-rsid="00082710"/>
    </style:style>
    <style:style style:name="P4" style:family="paragraph" style:parent-style-name="Body">
      <style:paragraph-properties fo:line-height="115%" fo:text-align="justify" style:justify-single-word="false"/>
      <style:text-properties fo:font-size="13pt" style:font-size-asian="13pt" style:font-name-complex="Times New Roman1" style:font-size-complex="13pt"/>
    </style:style>
    <style:style style:name="P5" style:family="paragraph" style:parent-style-name="Body">
      <style:paragraph-properties fo:line-height="115%" fo:text-align="justify" style:justify-single-word="false"/>
      <style:text-properties fo:font-size="13pt" officeooo:rsid="000361dd" officeooo:paragraph-rsid="000361dd" style:font-size-asian="13pt" style:font-name-complex="Times New Roman1" style:font-size-complex="13pt"/>
    </style:style>
    <style:style style:name="P6" style:family="paragraph" style:parent-style-name="Body">
      <style:paragraph-properties fo:line-height="115%" fo:text-align="justify" style:justify-single-word="false"/>
      <style:text-properties fo:font-size="13pt" fo:font-weight="bold" style:font-size-asian="13pt" style:font-weight-asian="bold" style:font-name-complex="Times New Roman1" style:font-size-complex="13pt"/>
    </style:style>
    <style:style style:name="P7" style:family="paragraph" style:parent-style-name="Standard" style:master-page-name="Standard">
      <style:paragraph-properties fo:margin-top="0in" fo:margin-bottom="0in" loext:contextual-spacing="false" fo:text-align="center" style:justify-single-word="false" style:page-number="auto"/>
      <style:text-properties fo:font-size="16pt" fo:font-weight="bold" officeooo:paragraph-rsid="000c667f" style:font-size-asian="16pt" style:font-weight-asian="bold" style:font-size-complex="16pt"/>
    </style:style>
    <style:style style:name="P8" style:family="paragraph" style:parent-style-name="Body" style:list-style-name="WWNum1">
      <style:paragraph-properties fo:line-height="115%" fo:text-align="justify" style:justify-single-word="false"/>
      <style:text-properties fo:font-size="13pt" fo:font-weight="bold" style:font-size-asian="13pt" style:font-weight-asian="bold" style:font-name-complex="Times New Roman1" style:font-size-complex="13pt"/>
    </style:style>
    <style:style style:name="P9"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size-complex="12pt"/>
    </style:style>
    <style:style style:name="P10"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name-complex="Times New Roman1" style:font-size-complex="12pt"/>
    </style:style>
    <style:style style:name="P11"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fo:language="id" fo:country="ID" style:font-size-asian="12pt" style:font-name-complex="Times New Roman1" style:font-size-complex="12pt"/>
    </style:style>
    <style:style style:name="P12" style:family="paragraph" style:parent-style-name="Body">
      <style:paragraph-properties fo:margin-left="0.25in" fo:margin-right="0in" fo:line-height="115%" fo:text-align="justify" style:justify-single-word="false" fo:text-indent="0in" style:auto-text-indent="false"/>
      <style:text-properties fo:font-size="13pt" fo:language="id" fo:country="ID" officeooo:rsid="00082710" officeooo:paragraph-rsid="000709c9" style:font-size-asian="13pt" style:font-name-complex="Times New Roman1" style:font-size-complex="13pt"/>
    </style:style>
    <style:style style:name="P13" style:family="paragraph" style:parent-style-name="Body">
      <style:paragraph-properties fo:margin-left="0.25in" fo:margin-right="0in" fo:line-height="115%" fo:text-align="justify" style:justify-single-word="false" fo:text-indent="0in" style:auto-text-indent="false"/>
      <style:text-properties fo:font-size="13pt" fo:language="id" fo:country="ID" officeooo:rsid="00082710" officeooo:paragraph-rsid="00082710" style:font-size-asian="13pt" style:font-name-complex="Times New Roman1" style:font-size-complex="13pt"/>
    </style:style>
    <style:style style:name="P14"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style:font-size-asian="12pt" style:font-size-complex="12pt"/>
    </style:style>
    <style:style style:name="P15"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a9e3d" style:font-size-asian="12pt" style:font-size-complex="12pt"/>
    </style:style>
    <style:style style:name="P16"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b9bd6" style:font-size-asian="12pt" style:font-size-complex="12pt"/>
    </style:style>
    <style:style style:name="P17"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officeooo:paragraph-rsid="000a9e3d" style:font-size-asian="12pt" style:font-size-complex="12pt"/>
    </style:style>
    <style:style style:name="T1" style:family="text">
      <style:text-properties style:font-name="Helvetica" fo:font-size="13pt" fo:language="id" fo:country="ID" style:font-size-asian="13pt" style:font-name-complex="Times New Roman1" style:font-size-complex="13pt"/>
    </style:style>
    <style:style style:name="T2" style:family="text">
      <style:text-properties style:font-name="Helvetica" fo:font-size="13pt" fo:language="id" fo:country="ID" officeooo:rsid="0006d252" style:font-size-asian="13pt" style:font-name-complex="Times New Roman1" style:font-size-complex="13pt"/>
    </style:style>
    <style:style style:name="T3" style:family="text">
      <style:text-properties style:font-name="Helvetica" fo:font-size="13pt" fo:language="id" fo:country="ID" officeooo:rsid="00082710" style:font-size-asian="13pt" style:font-name-complex="Times New Roman1" style:font-size-complex="13pt"/>
    </style:style>
    <style:style style:name="T4" style:family="text">
      <style:text-properties style:font-name="Helvetica" officeooo:rsid="000c667f"/>
    </style:style>
    <style:style style:name="T5" style:family="text">
      <style:text-properties fo:font-size="13pt" style:font-size-asian="13pt" style:font-name-complex="Times New Roman1" style:font-size-complex="13pt"/>
    </style:style>
    <style:style style:name="T6" style:family="text">
      <style:text-properties fo:font-size="13pt" officeooo:rsid="000361dd" style:font-size-asian="13pt" style:font-name-complex="Times New Roman1" style:font-size-complex="13pt"/>
    </style:style>
    <style:style style:name="T7" style:family="text">
      <style:text-properties fo:font-size="13pt" officeooo:rsid="0008fd00" style:font-size-asian="13pt" style:font-name-complex="Times New Roman1" style:font-size-complex="13pt"/>
    </style:style>
    <style:style style:name="T8" style:family="text">
      <style:text-properties fo:font-size="13pt" officeooo:rsid="00096605" style:font-size-asian="13pt" style:font-name-complex="Times New Roman1" style:font-size-complex="13pt"/>
    </style:style>
    <style:style style:name="T9" style:family="text">
      <style:text-properties fo:font-size="13pt" officeooo:rsid="000a9e3d" style:font-size-asian="13pt" style:font-name-complex="Times New Roman1" style:font-size-complex="13pt"/>
    </style:style>
    <style:style style:name="T10" style:family="text">
      <style:text-properties fo:font-size="13pt" officeooo:rsid="000b9bd6" style:font-size-asian="13pt" style:font-name-complex="Times New Roman1" style:font-size-complex="13pt"/>
    </style:style>
    <style:style style:name="T11" style:family="text">
      <style:text-properties fo:font-size="13pt" officeooo:rsid="000c667f" style:font-size-asian="13pt" style:font-name-complex="Times New Roman1" style:font-size-complex="13pt"/>
    </style:style>
    <style:style style:name="T12" style:family="text">
      <style:text-properties fo:font-size="13pt" fo:language="id" fo:country="ID" style:font-size-asian="13pt" style:font-name-complex="Times New Roman1" style:font-size-complex="13pt"/>
    </style:style>
    <style:style style:name="T13" style:family="text">
      <style:text-properties fo:font-size="13pt" fo:language="id" fo:country="ID" officeooo:rsid="000361dd" style:font-size-asian="13pt" style:font-name-complex="Times New Roman1" style:font-size-complex="13pt"/>
    </style:style>
    <style:style style:name="T14" style:family="text">
      <style:text-properties fo:font-size="13pt" fo:language="id" fo:country="ID" officeooo:rsid="00082710" style:font-size-asian="13pt" style:font-name-complex="Times New Roman1" style:font-size-complex="13pt"/>
    </style:style>
    <style:style style:name="T15" style:family="text">
      <style:text-properties fo:font-size="13pt" fo:language="id" fo:country="ID" officeooo:rsid="000c667f" style:font-size-asian="13pt" style:font-name-complex="Times New Roman1" style:font-size-complex="13pt"/>
    </style:style>
    <style:style style:name="T16" style:family="text">
      <style:text-properties style:font-name="MS Gothic" style:font-name-asian="MS Gothic1"/>
    </style:style>
    <style:style style:name="T17" style:family="text">
      <style:text-properties style:font-name-complex="Times New Roman1"/>
    </style:style>
    <style:style style:name="T18" style:family="text">
      <style:text-properties officeooo:rsid="0008fd00" style:font-name-complex="Times New Roman1"/>
    </style:style>
    <style:style style:name="T19" style:family="text">
      <style:text-properties officeooo:rsid="00096605" style:font-name-complex="Times New Roman1"/>
    </style:style>
    <style:style style:name="T20" style:family="text">
      <style:text-properties officeooo:rsid="000a9e3d" style:font-name-complex="Times New Roman1"/>
    </style:style>
    <style:style style:name="T21" style:family="text">
      <style:text-properties officeooo:rsid="000b9bd6" style:font-name-complex="Times New Roman1"/>
    </style:style>
    <style:style style:name="T22" style:family="text">
      <style:text-properties officeooo:rsid="000c667f" style:font-name-complex="Times New Roman1"/>
    </style:style>
    <style:style style:name="T23" style:family="text">
      <style:text-properties officeooo:rsid="000d341e" style:font-name-complex="Times New Roman1"/>
    </style:style>
    <style:style style:name="T24" style:family="text">
      <style:text-properties style:font-name="Times New Roman" fo:font-size="13pt" style:font-size-asian="13pt" style:font-name-complex="Times New Roman1" style:font-size-complex="13pt"/>
    </style:style>
    <style:style style:name="T25" style:family="text">
      <style:text-properties style:font-name="Times New Roman" fo:font-size="13pt" fo:language="id" fo:country="ID" style:font-size-asian="13pt" style:font-name-complex="Times New Roman1" style:font-size-complex="13pt"/>
    </style:style>
    <style:style style:name="T26" style:family="text">
      <style:text-properties style:font-name="Times New Roman" fo:font-size="13pt" fo:language="id" fo:country="ID" officeooo:rsid="0006d252" style:font-size-asian="13pt" style:font-name-complex="Times New Roman1" style:font-size-complex="13pt"/>
    </style:style>
    <style:style style:name="T27" style:family="text">
      <style:text-properties style:font-name="Times New Roman" fo:font-size="12pt" style:font-size-asian="12pt" style:font-name-complex="Times New Roman1" style:font-size-complex="12pt"/>
    </style:style>
    <style:style style:name="T28" style:family="text">
      <style:text-properties style:font-name="Times New Roman" fo:font-size="12pt" fo:language="id" fo:country="ID" style:font-size-asian="12pt" style:font-name-complex="Times New Roman1" style:font-size-complex="12pt"/>
    </style:style>
    <style:style style:name="T29" style:family="text">
      <style:text-properties style:font-name="Times New Roman" fo:font-size="12pt" fo:language="id" fo:country="ID" officeooo:rsid="0006d252" style:font-size-asian="12pt" style:font-name-complex="Times New Roman1" style:font-size-complex="12pt"/>
    </style:style>
    <style:style style:name="T30" style:family="text">
      <style:text-properties fo:language="id" fo:country="ID" style:font-name-complex="Times New Roman1"/>
    </style:style>
    <style:style style:name="T31" style:family="text">
      <style:text-properties fo:language="id" fo:country="ID" officeooo:rsid="00082710" style:font-name-complex="Times New Roman1"/>
    </style:style>
    <style:style style:name="T32" style:family="text">
      <style:text-properties fo:language="id" fo:country="ID" officeooo:rsid="000c667f" style:font-name-complex="Times New Roman1"/>
    </style:style>
    <style:style style:name="T33" style:family="text">
      <style:text-properties officeooo:rsid="000e45d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TO WHOM IT MAY CONCERN</text:span></text:p>
      <text:p text:style-name="P14"><text:span text:style-name="T18">I would like to offer formal recommendation for Aditya Rachman Putra, in joining Artificial Intelligent Master Programme in University of Amsterdam. I am a lecturer in Electrical Engineering Programme in ITB where he became one of our students. </text:span></text:p>
      <text:p text:style-name="P17"><text:span text:style-name="T17">During his study Adit took one of my classes, Digital System (4 credits), in which he shown his willingness to learn and a very good result. He</text:span><text:span text:style-name="T19"> was also actively involved in ITB’s Robotics Unit, it was seen in his participation with me as his </text:span><text:span text:style-name="T23">adviser</text:span><text:span text:style-name="T19"> in numerous competition, including Can-Satellite, Underwater Robot Competition, Autonomous Robotic Boat, and Indonesia’s Competition in Rocket Payload and Air Balloon.</text:span></text:p>
      <text:p text:style-name="P17"><text:span text:style-name="T20">In his </text:span><text:span text:style-name="T21">bachelor years</text:span><text:span text:style-name="T20">, Adit has a strong drive in learning along with high </text:span><text:span text:style-name="T23">curiosity</text:span><text:span text:style-name="T20"> which propel him to finish his bachelor degree with Cum Laude predicate in 2016. His achievements were standing out since the first year of University, where he became one of the best Academic Student in his Faculty (School of Electrical Engineering and Informatics).</text:span></text:p>
      <text:p text:style-name="P15"><text:span text:style-name="T21">A</text:span><text:span text:style-name="T20">side from his academic </text:span><text:span text:style-name="T21">achievements</text:span><text:span text:style-name="T20">, he also shown motivation</text:span><text:span text:style-name="T19"> </text:span><text:span text:style-name="T20">in </text:span><text:span text:style-name="T21">actively participating in Electrotechnic Student Union (HME) of ITB as a staff in Community Service. Also he had high willingness in organizing and running </text:span><text:span text:style-name="T23">business</text:span><text:span text:style-name="T21"> of sound and lighting for events and being the inner circle of Workshop HME ITB as the head of Inventory Department.</text:span></text:p>
      <text:p text:style-name="P16"><text:span text:style-name="T21">Academically, Adit also has strong interest in taking responsibilities as class assistant for Discrete Mathematics, research assistant in Microelectronics Laboratory in the research of Super-Capacitor and its control and usage in electric car, being basic </text:span><text:span text:style-name="T23">physics</text:span><text:span text:style-name="T21"> laboratory assistant, laboratory assistant in Problem Solving in C and Microprocessor System in Fundamental Electrical Engineering Laboratory. He also had several achievements in competitions from national competition in IEEE Electronics Design Contest as second place in VLSI Design category, also he received Grand Prize award in Capstone Design Fair of Engineering Education Fiesta 2016 in South Korea.</text:span></text:p>
      <text:p text:style-name="P16"><text:span text:style-name="T21">All in all, I recommend Adit as his high motivation to learn, his </text:span><text:span text:style-name="T23">curiosity</text:span><text:span text:style-name="T21"> and courage in trying something new. These characteristics were shown in various competitions that he participated in. Behind the achievements mentioned before are countless </text:span><text:span text:style-name="T22">failed attempt and consolidation prizes, which in turns become learning experiences and further motivates him to try again until the achievements mentioned before finally gained.</text:span><text:span text:style-name="T31"> </text:span><text:span text:style-name="T32">Considering all of his qualification, I am sure Adit is qualified to join Master Degree in Artificial Intelligent at University of Amsterdam. If you have any further questions regarding Adit’s performance or this recommendation, please feel free ro contact me.</text:span></text:p>
      <text:p text:style-name="P9"><text:span text:style-name="T17"><text:tab/>Bandung, </text:span><text:span text:style-name="T22">16</text:span><text:span text:style-name="T30"> </text:span><text:span text:style-name="T32">January </text:span><text:span text:style-name="T30">201</text:span><text:span text:style-name="T32">8</text:span></text:p>
      <text:p text:style-name="P10"><text:tab/><text:span text:style-name="T33">Sincerely Yours,</text:span></text:p>
      <text:p text:style-name="P11"><text:tab/></text:p>
      <text:p text:style-name="P10"/>
      <text:p text:style-name="P3"><text:span text:style-name="T27"><text:tab/></text:span><text:span text:style-name="T28">(Dr. </text:span><text:span text:style-name="T29">Widyawardana Adiprawita S.T., M.</text:span><text:span text:style-name="T2">T.</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fo:font-size="11pt" fo:language="en" fo:country="US"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Table_20_Style_20_2" style:display-name="Table Style 2"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3pt" style:font-size-asian="13pt" style:font-size-complex="13pt"/>
    </style:style>
    <style:style style:name="ListLabel_20_3" style:display-name="ListLabel 3" style:family="text">
      <style:text-properties fo:font-size="13pt" style:font-size-asian="13pt" style:font-size-complex="13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3pt" style:font-size-asian="13pt" style:font-size-complex="13pt"/>
    </style:style>
    <style:style style:name="ListLabel_20_6" style:display-name="ListLabel 6" style:family="text">
      <style:text-properties fo:font-size="13pt" style:font-size-asian="13pt" style:font-size-complex="13pt"/>
    </style:style>
    <style:style style:name="ListLabel_20_7" style:display-name="ListLabel 7" style:family="text">
      <style:text-properties fo:font-size="13pt" style:font-size-asian="13pt" style:font-size-complex="13pt"/>
    </style:style>
    <style:style style:name="ListLabel_20_8" style:display-name="ListLabel 8" style:family="text">
      <style:text-properties fo:font-size="13pt" style:font-size-asian="13pt" style:font-size-complex="13pt"/>
    </style:style>
    <style:style style:name="ListLabel_20_9" style:display-name="ListLabel 9" style:family="text">
      <style:text-properties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5453in" fo:text-indent="-0.2953in" fo:margin-left="0.5453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0.7953in" fo:text-indent="-0.2953in" fo:margin-left="0.7953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0453in" fo:text-indent="-0.2953in" fo:margin-left="1.0453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1.2953in" fo:text-indent="-0.2953in" fo:margin-left="1.2953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1.5453in" fo:text-indent="-0.2953in" fo:margin-left="1.545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1.7953in" fo:text-indent="-0.2953in" fo:margin-left="1.7953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2.0453in" fo:text-indent="-0.2953in" fo:margin-left="2.0453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2953in" fo:text-indent="-0.2953in" fo:margin-left="2.29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PRODI S2 S3</meta:initial-creator>
    <meta:editing-cycles>20</meta:editing-cycles>
    <meta:creation-date>2017-03-27T04:01:00</meta:creation-date>
    <dc:date>2018-01-15T12:57:45.665000000</dc:date>
    <meta:editing-duration>PT3H58M51S</meta:editing-duration>
    <meta:generator>LibreOffice/5.4.3.2$Windows_X86_64 LibreOffice_project/92a7159f7e4af62137622921e809f8546db437e5</meta:generator>
    <meta:document-statistic meta:table-count="0" meta:image-count="0" meta:object-count="0" meta:page-count="1" meta:paragraph-count="11" meta:word-count="430" meta:character-count="2826" meta:non-whitespace-character-count="24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